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RROGANCE AND CONTEMPT OF THE GODLESS (10:2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RROGANCE AND CONTEMPT OF THE GODLESS (10:2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vertical actions (10:3-4, 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vertical actions (10:3-4, 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curse the Lord (10: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ignore the Lord (10:4, 11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ARROGANCE AND CONTEMPT OF THE GODLESS (10:2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vertical actions (10:3-4, 1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horizontal actions (10:2, 5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horizontal actions (10:2, 5-1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oppress the poor (10:2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scorn their enemies (10: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boast that they cannot be stopped (10: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curse, threaten, and lie (10:7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ambush and murder the innocent (10:8-10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ARROGANCE AND CONTEMPT OF THE GODLESS (10:2-1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ir vertical actions (10:3-4, 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ir horizontal actions (10:2, 5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PSALM 10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ARROGANCE AND CONTEMPT OF THE GODLESS (10:2-11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ANGUISH AND CRY OF THE GODLY (10:1, 12-18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ANGUISH AND CRY OF THE GODLY (10:1, 12-18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ir response (10:1, 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ir request (10:12, 15-1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ir request (10:12, 15-18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Punish the wicked (10:12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Break their arms (10:15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Bring justice to the oppressed (10:17-18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ANGUISH AND CRY OF THE GODLY (10:1, 12-18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ir response (10:1, 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ir request (10:12, 15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PSALM 10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ARROGANCE AND CONTEMPT OF THE GODLESS (10:2-1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ANGUISH AND CRY OF THE GODLY (10:1, 12-1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 </dc:title>
    <meta:initial-creator>David STRICKLAND</meta:initial-creator>
    <dc:creator>David STRICKLAND</dc:creator>
    <meta:creation-date>2020-02-22T17:37:31Z</meta:creation-date>
    <dc:date>2020-02-22T17:37:31Z</dc:date>
    <meta:template xlink:href="BibleStudy" xlink:type="simple"/>
    <meta:editing-cycles>1</meta:editing-cycles>
    <meta:editing-duration>PT0S</meta:editing-duration>
    <meta:document-statistic meta:paragraph-count="35" meta:word-count="306"/>
  </office:meta>
</office:document-meta>
</file>